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7ad77" officeooo:paragraph-rsid="0017ad77"/>
    </style:style>
    <style:style style:name="P2" style:family="paragraph" style:parent-style-name="Heading_20_3">
      <style:text-properties officeooo:rsid="0017ad77"/>
    </style:style>
    <style:style style:name="P3" style:family="paragraph" style:parent-style-name="Standard">
      <style:text-properties officeooo:rsid="0017ad77" officeooo:paragraph-rsid="0017ad77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execute a sequence of SQL statements involving transactions in Java, typically use JDBC (Java Database Connectivity). </text:p>
      <text:p text:style-name="Standard"/>
      <text:p text:style-name="P3">Code:</text:p>
      <text:p text:style-name="P3"/>
      <text:p text:style-name="P3">import java.sql.Connection;</text:p>
      <text:p text:style-name="P3">import java.sql.DriverManager;</text:p>
      <text:p text:style-name="P3">import java.sql.SQLException;</text:p>
      <text:p text:style-name="P3">import java.sql.Statement;</text:p>
      <text:p text:style-name="P3"/>
      <text:p text:style-name="P3">public class TransactionExample {</text:p>
      <text:p text:style-name="P3"/>
      <text:p text:style-name="P3"><text:s text:c="4"/>public static void main(String[] args) {</text:p>
      <text:p text:style-name="P3"><text:s text:c="8"/>Connection conn = null;</text:p>
      <text:p text:style-name="P3"><text:s text:c="8"/>Statement stmt = null;</text:p>
      <text:p text:style-name="P3"><text:s text:c="8"/></text:p>
      <text:p text:style-name="P3"><text:s text:c="8"/>try {</text:p>
      <text:p text:style-name="P3"><text:s text:c="12"/>// STEP 1: Register JDBC driver</text:p>
      <text:p text:style-name="P3"><text:s text:c="12"/>Class.forName("com.mysql.cj.jdbc.Driver");</text:p>
      <text:p text:style-name="P3"/>
      <text:p text:style-name="P3"><text:s text:c="12"/>// STEP 2: Open a connection</text:p>
      <text:p text:style-name="P3"><text:s text:c="12"/>conn = DriverManager.getConnection("jdbc:mysql://localhost:3306/your_database", "username", "password");</text:p>
      <text:p text:style-name="P3"/>
      <text:p text:style-name="P3"><text:s text:c="12"/>// Disable auto-commit mode to begin a transaction</text:p>
      <text:p text:style-name="P3"><text:s text:c="12"/>conn.setAutoCommit(false);</text:p>
      <text:p text:style-name="P3"/>
      <text:p text:style-name="P3"><text:s text:c="12"/>// STEP 3: Execute a SQL INSERT statement</text:p>
      <text:p text:style-name="P3"><text:s text:c="12"/>stmt = conn.createStatement();</text:p>
      <text:p text:style-name="P3"><text:s text:c="12"/>String sqlInsert = "INSERT INTO orders (order_id, order_date, customer_id) VALUES (1, '2024-06-23', 101)";</text:p>
      <text:p text:style-name="P3"><text:s text:c="12"/>stmt.executeUpdate(sqlInsert);</text:p>
      <text:p text:style-name="P3"/>
      <text:p text:style-name="P3"><text:s text:c="12"/>// STEP 4: Commit the transaction</text:p>
      <text:p text:style-name="P3"><text:s text:c="12"/>conn.commit();</text:p>
      <text:p text:style-name="P3"><text:s text:c="12"/>System.out.println("Transaction committed successfully.");</text:p>
      <text:p text:style-name="P3"/>
      <text:p text:style-name="P3"><text:s text:c="12"/>// STEP 5: Execute a SQL UPDATE statement</text:p>
      <text:p text:style-name="P3"><text:s text:c="12"/>String sqlUpdate = "UPDATE products SET price = price * 1.1 WHERE category = 'Electronics'";</text:p>
      <text:p text:style-name="P3"><text:s text:c="12"/>stmt.executeUpdate(sqlUpdate);</text:p>
      <text:p text:style-name="P3"/>
      <text:p text:style-name="P3"><text:s text:c="12"/>// STEP 6: Commit the transaction (optional, since we are not rolling back)</text:p>
      <text:p text:style-name="P3"><text:s text:c="12"/>conn.commit();</text:p>
      <text:p text:style-name="P3"><text:s text:c="12"/>System.out.println("Second part of transaction committed successfully.");</text:p>
      <text:p text:style-name="P3"/>
      <text:p text:style-name="P3"><text:s text:c="8"/>} catch (SQLException se) {</text:p>
      <text:p text:style-name="P3"><text:s text:c="12"/>// Handle errors for JDBC</text:p>
      <text:p text:style-name="P3"><text:s text:c="12"/>if (conn != null) {</text:p>
      <text:p text:style-name="P3"><text:s text:c="16"/>try {</text:p>
      <text:p text:style-name="P3"><text:s text:c="20"/>conn.rollback(); // Rollback in case of an exception</text:p>
      <text:p text:style-name="P3"><text:s text:c="20"/>System.out.println("Transaction rolled back successfully.");</text:p>
      <text:p text:style-name="P3"><text:soft-page-break/><text:s text:c="16"/>} catch (SQLException re) {</text:p>
      <text:p text:style-name="P3"><text:s text:c="20"/>System.out.println("Rollback failed.");</text:p>
      <text:p text:style-name="P3"><text:s text:c="20"/>re.printStackTrace();</text:p>
      <text:p text:style-name="P3"><text:s text:c="16"/>}</text:p>
      <text:p text:style-name="P3"><text:s text:c="12"/>}</text:p>
      <text:p text:style-name="P3"><text:s text:c="12"/>se.printStackTrace();</text:p>
      <text:p text:style-name="P3"><text:s text:c="8"/>} catch (Exception e) {</text:p>
      <text:p text:style-name="P3"><text:s text:c="12"/>// Handle errors for Class.forName</text:p>
      <text:p text:style-name="P3"><text:s text:c="12"/>e.printStackTrace();</text:p>
      <text:p text:style-name="P3"><text:s text:c="8"/>} finally {</text:p>
      <text:p text:style-name="P3"><text:s text:c="12"/>// STEP 7: Close resources</text:p>
      <text:p text:style-name="P3"><text:s text:c="12"/>try {</text:p>
      <text:p text:style-name="P3"><text:s text:c="16"/>if (stmt != null) stmt.close();</text:p>
      <text:p text:style-name="P3"><text:s text:c="12"/>} catch (SQLException se2) {</text:p>
      <text:p text:style-name="P3"><text:s text:c="12"/>} // nothing we can do</text:p>
      <text:p text:style-name="P3"><text:s text:c="12"/>try {</text:p>
      <text:p text:style-name="P3"><text:s text:c="16"/>if (conn != null) conn.close();</text:p>
      <text:p text:style-name="P3"><text:s text:c="12"/>} catch (SQLException se) {</text:p>
      <text:p text:style-name="P3"><text:s text:c="16"/>se.printStackTrace();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/>
      <text:h text:style-name="P1" text:outline-level="3">Explanation:</text:h>
      <text:list xml:id="list4248998586" text:style-name="L1">
        <text:list-item>
          <text:p text:style-name="P4"><text:span text:style-name="Strong_20_Emphasis">Setting Up JDBC Connection</text:span>:</text:p>
          <text:list>
            <text:list-item>
              <text:p text:style-name="P5"><text:span text:style-name="Source_20_Text">Class.forName("com.mysql.cj.jdbc.Driver")</text:span>: Loads the MySQL JDBC driver.</text:p>
            </text:list-item>
            <text:list-item>
              <text:p text:style-name="P5"><text:span text:style-name="Source_20_Text">DriverManager.getConnection(...)</text:span>: Establishes a connection to the MySQL database.</text:p>
            </text:list-item>
          </text:list>
        </text:list-item>
        <text:list-item>
          <text:p text:style-name="P4"><text:span text:style-name="Strong_20_Emphasis">Transaction Handling</text:span>:</text:p>
          <text:list>
            <text:list-item>
              <text:p text:style-name="P5"><text:span text:style-name="Source_20_Text">conn.setAutoCommit(false);</text:span>: Disables auto-commit mode to start a transaction.</text:p>
            </text:list-item>
          </text:list>
        </text:list-item>
        <text:list-item>
          <text:p text:style-name="P4"><text:span text:style-name="Strong_20_Emphasis">Executing SQL Statements</text:span>:</text:p>
          <text:list>
            <text:list-item>
              <text:p text:style-name="P5"><text:span text:style-name="Source_20_Text">stmt.executeUpdate(sqlInsert);</text:span>: Executes an INSERT statement to add a new order.</text:p>
            </text:list-item>
            <text:list-item>
              <text:p text:style-name="P5"><text:span text:style-name="Source_20_Text">stmt.executeUpdate(sqlUpdate);</text:span>: Executes an UPDATE statement to modify product prices.</text:p>
            </text:list-item>
          </text:list>
        </text:list-item>
        <text:list-item>
          <text:p text:style-name="P4"><text:span text:style-name="Strong_20_Emphasis">Committing Transactions</text:span>:</text:p>
          <text:list>
            <text:list-item>
              <text:p text:style-name="P5"><text:span text:style-name="Source_20_Text">conn.commit();</text:span>: Commits the changes made within the transaction to the database.</text:p>
            </text:list-item>
          </text:list>
        </text:list-item>
        <text:list-item>
          <text:p text:style-name="P4"><text:span text:style-name="Strong_20_Emphasis">Rolling Back Transactions</text:span>:</text:p>
          <text:list>
            <text:list-item>
              <text:p text:style-name="P5"><text:span text:style-name="Source_20_Text">conn.rollback();</text:span>: Rolls back the transaction if an exception occurs during execution.</text:p>
            </text:list-item>
          </text:list>
        </text:list-item>
        <text:list-item>
          <text:p text:style-name="P4"><text:span text:style-name="Strong_20_Emphasis">Closing Resources</text:span>:</text:p>
          <text:list>
            <text:list-item>
              <text:p text:style-name="P4"><text:soft-page-break/>Ensures proper closing of JDBC resources (<text:span text:style-name="Source_20_Text">Connection</text:span> and <text:span text:style-name="Source_20_Text">Statement</text:span>) in the <text:span text:style-name="Source_20_Text">finally</text:span> block.</text:p>
            </text:list-item>
          </text:list>
        </text:list-item>
      </text:list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12:28.473396064</meta:creation-date>
    <dc:date>2024-06-23T21:15:36.151976427</dc:date>
    <meta:editing-duration>PT3M8S</meta:editing-duration>
    <meta:editing-cycles>1</meta:editing-cycles>
    <meta:document-statistic meta:table-count="0" meta:image-count="0" meta:object-count="0" meta:page-count="3" meta:paragraph-count="75" meta:word-count="353" meta:character-count="3319" meta:non-whitespace-character-count="2421"/>
    <meta:generator>LibreOffice/7.3.7.2$Linux_X86_64 LibreOffice_project/30$Build-2</meta:generator>
  </office:meta>
</office:document-meta>
</file>